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M</text:p>
      <text:p text:style-name="Standard">Tópicos a serem discutido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ao Dubas</meta:initial-creator>
    <meta:creation-date>2010-03-18T07:13:47</meta:creation-date>
    <meta:document-statistic meta:table-count="0" meta:image-count="0" meta:object-count="0" meta:page-count="1" meta:paragraph-count="2" meta:word-count="5" meta:character-count="29"/>
    <dc:date>2010-03-18T07:19:52</dc:date>
    <dc:creator>Joao Dubas</dc:creator>
    <meta:editing-duration>PT00H06M08S</meta:editing-duration>
    <meta:editing-cycles>1</meta:editing-cycles>
    <meta:generator>OpenOffice.org/3.1$Linux OpenOffice.org_project/310m19$Build-9420</meta:generator>
  </office:meta>
</office:document-meta>
</file>